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c514" officeooo:paragraph-rsid="0017d9d6"/>
    </style:style>
    <style:style style:name="P2" style:family="paragraph" style:parent-style-name="Standard">
      <style:paragraph-properties fo:text-align="start" style:justify-single-word="false"/>
      <style:text-properties officeooo:rsid="0013c514" officeooo:paragraph-rsid="0017d9d6"/>
    </style:style>
    <style:style style:name="P3" style:family="paragraph" style:parent-style-name="Standard">
      <style:paragraph-properties fo:text-align="start" style:justify-single-word="false"/>
      <style:text-properties officeooo:rsid="0013c514" officeooo:paragraph-rsid="0013c514"/>
    </style:style>
    <style:style style:name="P4" style:family="paragraph" style:parent-style-name="Standard">
      <style:paragraph-properties fo:text-align="start" style:justify-single-word="false"/>
      <style:text-properties officeooo:rsid="0013c514" officeooo:paragraph-rsid="00190f87"/>
    </style:style>
    <style:style style:name="P5" style:family="paragraph" style:parent-style-name="Standard">
      <style:text-properties officeooo:rsid="0013c514" officeooo:paragraph-rsid="00190f87"/>
    </style:style>
    <style:style style:name="P6" style:family="paragraph" style:parent-style-name="Standard">
      <style:text-properties officeooo:rsid="0013c514" officeooo:paragraph-rsid="0013c514"/>
    </style:style>
    <style:style style:name="P7" style:family="paragraph" style:parent-style-name="Standard">
      <style:paragraph-properties fo:text-align="end" style:justify-single-word="false"/>
      <style:text-properties officeooo:rsid="0013c514" officeooo:paragraph-rsid="0013c514"/>
    </style:style>
    <style:style style:name="P8" style:family="paragraph" style:parent-style-name="Standard">
      <style:paragraph-properties fo:text-align="start" style:justify-single-word="false"/>
      <style:text-properties officeooo:rsid="00142200" officeooo:paragraph-rsid="0017d9d6"/>
    </style:style>
    <style:style style:name="P9" style:family="paragraph" style:parent-style-name="Standard">
      <style:paragraph-properties fo:text-align="start" style:justify-single-word="false"/>
      <style:text-properties officeooo:rsid="00142200" officeooo:paragraph-rsid="001a38b0"/>
    </style:style>
    <style:style style:name="P10" style:family="paragraph" style:parent-style-name="Standard">
      <style:paragraph-properties fo:text-align="start" style:justify-single-word="false"/>
      <style:text-properties officeooo:rsid="00142200" officeooo:paragraph-rsid="001a9457"/>
    </style:style>
    <style:style style:name="P11" style:family="paragraph" style:parent-style-name="Standard">
      <style:paragraph-properties fo:text-align="start" style:justify-single-word="false"/>
      <style:text-properties officeooo:paragraph-rsid="00282f4c"/>
    </style:style>
    <style:style style:name="P12" style:family="paragraph" style:parent-style-name="Standard">
      <style:text-properties fo:font-weight="bold" officeooo:rsid="0011ce57" officeooo:paragraph-rsid="0011ce57" style:font-weight-asian="bold" style:font-weight-complex="bold"/>
    </style:style>
    <style:style style:name="P13" style:family="paragraph" style:parent-style-name="Standard">
      <style:text-properties fo:font-weight="bold" officeooo:rsid="0011fbd1" officeooo:paragraph-rsid="0011fbd1" style:font-weight-asian="bold" style:font-weight-complex="bold"/>
    </style:style>
    <style:style style:name="P14" style:family="paragraph" style:parent-style-name="Standard">
      <style:text-properties fo:font-weight="bold" officeooo:rsid="0013c514" officeooo:paragraph-rsid="0013c514" style:font-weight-asian="bold" style:font-weight-complex="bold"/>
    </style:style>
    <style:style style:name="P15" style:family="paragraph" style:parent-style-name="Standard">
      <style:paragraph-properties fo:text-align="start" style:justify-single-word="false"/>
      <style:text-properties fo:font-weight="bold" officeooo:rsid="001a9d61" officeooo:paragraph-rsid="001a9d61" style:font-weight-asian="bold" style:font-weight-complex="bold"/>
    </style:style>
    <style:style style:name="P16" style:family="paragraph" style:parent-style-name="Standard">
      <style:paragraph-properties fo:text-align="start" style:justify-single-word="false"/>
      <style:text-properties fo:font-weight="bold" officeooo:rsid="00289c33" officeooo:paragraph-rsid="00289c33" style:font-weight-asian="bold" style:font-weight-complex="bold"/>
    </style:style>
    <style:style style:name="P17" style:family="paragraph" style:parent-style-name="Standard">
      <style:paragraph-properties fo:text-align="start" style:justify-single-word="false"/>
      <style:text-properties officeooo:rsid="0011ce57" officeooo:paragraph-rsid="0011ce57"/>
    </style:style>
    <style:style style:name="P18" style:family="paragraph" style:parent-style-name="Standard">
      <style:text-properties officeooo:rsid="0011ce57" officeooo:paragraph-rsid="0011ce57"/>
    </style:style>
    <style:style style:name="P19" style:family="paragraph" style:parent-style-name="Standard">
      <style:text-properties officeooo:paragraph-rsid="0011ce57"/>
    </style:style>
    <style:style style:name="P20" style:family="paragraph" style:parent-style-name="Standard">
      <style:paragraph-properties fo:text-align="start" style:justify-single-word="false"/>
      <style:text-properties officeooo:rsid="001a9d61" officeooo:paragraph-rsid="001a9d61"/>
    </style:style>
    <style:style style:name="P21" style:family="paragraph" style:parent-style-name="Standard">
      <style:paragraph-properties fo:text-align="start" style:justify-single-word="false"/>
      <style:text-properties fo:font-size="12pt" fo:font-weight="bold" officeooo:rsid="001c6dd5" officeooo:paragraph-rsid="001c6dd5"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1e2a21" officeooo:paragraph-rsid="001e2a21"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1e2a21" officeooo:paragraph-rsid="002a9da3"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normal" officeooo:rsid="00201502" officeooo:paragraph-rsid="0020150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4d611" officeooo:paragraph-rsid="0024d611"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bd8e" officeooo:paragraph-rsid="0027bd8e"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82f4c" officeooo:paragraph-rsid="00282f4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e2a21" officeooo:paragraph-rsid="002a9da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officeooo:rsid="001e2a21" officeooo:paragraph-rsid="0031e926"/>
    </style:style>
    <style:style style:name="P30" style:family="paragraph" style:parent-style-name="Standard">
      <style:paragraph-properties fo:text-align="start" style:justify-single-word="false"/>
      <style:text-properties fo:font-weight="normal" officeooo:rsid="00289c33" officeooo:paragraph-rsid="00289c33" style:font-weight-asian="normal" style:font-weight-complex="normal"/>
    </style:style>
    <style:style style:name="P31" style:family="paragraph" style:parent-style-name="Standard">
      <style:paragraph-properties fo:text-align="start" style:justify-single-word="false"/>
      <style:text-properties officeooo:rsid="0011fbd1" officeooo:paragraph-rsid="0011fbd1"/>
    </style:style>
    <style:style style:name="P32" style:family="paragraph" style:parent-style-name="Standard">
      <style:text-properties officeooo:rsid="0011fbd1" officeooo:paragraph-rsid="0011fbd1"/>
    </style:style>
    <style:style style:name="P33" style:family="paragraph" style:parent-style-name="Standard">
      <style:paragraph-properties fo:text-align="start" style:justify-single-word="false"/>
      <style:text-properties fo:font-size="13pt" fo:font-weight="bold" officeooo:rsid="001e2a21" officeooo:paragraph-rsid="001e2a21" style:font-size-asian="13pt" style:font-weight-asian="bold" style:font-size-complex="13pt" style:font-weight-complex="bold"/>
    </style:style>
    <style:style style:name="P34" style:family="paragraph" style:parent-style-name="Standard">
      <style:paragraph-properties fo:text-align="start" style:justify-single-word="false"/>
      <style:text-properties fo:font-size="13pt" fo:font-weight="bold" officeooo:rsid="001a9d61" officeooo:paragraph-rsid="001a9d61" style:font-size-asian="13pt" style:font-weight-asian="bold" style:font-size-complex="13pt" style:font-weight-complex="bold"/>
    </style:style>
    <style:style style:name="P35" style:family="paragraph" style:parent-style-name="Standard">
      <style:paragraph-properties fo:text-align="start" style:justify-single-word="false"/>
      <style:text-properties fo:font-size="13pt" fo:font-weight="bold" officeooo:rsid="00289c33" officeooo:paragraph-rsid="00289c33" style:font-size-asian="13pt" style:font-weight-asian="bold" style:font-size-complex="13pt" style:font-weight-complex="bold"/>
    </style:style>
    <style:style style:name="P36" style:family="paragraph" style:parent-style-name="Standard">
      <style:text-properties fo:font-size="13pt" fo:font-weight="bold" officeooo:rsid="0013c514" officeooo:paragraph-rsid="0013c514" style:font-size-asian="13pt" style:font-weight-asian="bold" style:font-size-complex="13pt" style:font-weight-complex="bold"/>
    </style:style>
    <style:style style:name="P37" style:family="paragraph" style:parent-style-name="Standard">
      <style:paragraph-properties fo:text-align="start" style:justify-single-word="false"/>
      <style:text-properties officeooo:rsid="00142200" officeooo:paragraph-rsid="003974d2"/>
    </style:style>
    <style:style style:name="P38" style:family="paragraph" style:parent-style-name="Standard">
      <style:paragraph-properties fo:text-align="start" style:justify-single-word="false"/>
      <style:text-properties fo:font-variant="normal" fo:text-transform="none" fo:color="#333333" style:font-name="Liberation Serif" fo:font-size="13pt" fo:letter-spacing="normal" fo:font-style="normal" fo:font-weight="bold" officeooo:rsid="001a9d61" officeooo:paragraph-rsid="001a9d61" style:font-size-asian="13pt" style:font-weight-asian="bold" style:font-size-complex="13pt" style:font-weight-complex="bold"/>
    </style:style>
    <style:style style:name="P39"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201502" officeooo:paragraph-rsid="00201502" style:font-size-asian="12pt" style:font-size-complex="12pt"/>
    </style:style>
    <style:style style:name="P40" style:family="paragraph" style:parent-style-name="Standard">
      <style:paragraph-properties fo:text-align="start" style:justify-single-word="false"/>
      <style:text-properties fo:font-size="13pt" fo:font-weight="bold" officeooo:rsid="001c6dd5" officeooo:paragraph-rsid="001c6dd5" style:font-size-asian="13pt" style:font-weight-asian="bold" style:font-size-complex="13pt" style:font-weight-complex="bold"/>
    </style:style>
    <style:style style:name="P41" style:family="paragraph" style:parent-style-name="Standard">
      <style:paragraph-properties fo:text-align="start" style:justify-single-word="false"/>
      <style:text-properties fo:font-size="12pt" fo:font-weight="normal" officeooo:rsid="00282f4c" officeooo:paragraph-rsid="0031e926"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82f4c" officeooo:paragraph-rsid="002a9da3"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officeooo:rsid="0013c514" officeooo:paragraph-rsid="003974d2"/>
    </style:style>
    <style:style style:name="P44" style:family="paragraph" style:parent-style-name="Standard">
      <style:paragraph-properties fo:text-align="start" style:justify-single-word="false"/>
      <style:text-properties officeooo:rsid="0013c514" officeooo:paragraph-rsid="003974d2"/>
    </style:style>
    <style:style style:name="P45" style:family="paragraph" style:parent-style-name="Standard">
      <style:paragraph-properties fo:text-align="start" style:justify-single-word="false"/>
      <style:text-properties officeooo:rsid="002842db" officeooo:paragraph-rsid="002842db"/>
    </style:style>
    <style:style style:name="P46" style:family="paragraph">
      <style:paragraph-properties fo:text-align="center"/>
    </style:style>
    <style:style style:name="P47" style:family="paragraph">
      <style:paragraph-properties fo:text-align="center"/>
      <style:text-properties fo:font-size="12pt"/>
    </style:style>
    <style:style style:name="T1" style:family="text">
      <style:text-properties officeooo:rsid="0011ce57"/>
    </style:style>
    <style:style style:name="T2" style:family="text">
      <style:text-properties fo:font-variant="normal" fo:text-transform="none" fo:color="#0000cc" style:font-name="Liberation Serif" fo:font-size="12pt" fo:letter-spacing="normal" fo:font-style="normal" fo:font-weight="normal" officeooo:rsid="0011ce57" style:font-size-asian="12pt" style:font-size-complex="12pt"/>
    </style:style>
    <style:style style:name="T3" style:family="text">
      <style:text-properties fo:font-variant="normal" fo:text-transform="none" fo:color="#333333" style:font-name="Liberation Serif" fo:font-size="12pt" fo:letter-spacing="normal" fo:font-style="normal" fo:font-weight="normal" style:font-size-asian="12pt" style:font-size-complex="12pt"/>
    </style:style>
    <style:style style:name="T4" style:family="text">
      <style:text-properties fo:font-variant="normal" fo:text-transform="none" fo:color="#333333" style:font-name="Liberation Serif"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0000ff" style:font-name="Liberation Serif" fo:font-size="12pt" fo:letter-spacing="normal" fo:font-style="normal" fo:font-weight="normal" officeooo:rsid="0011ce57" style:font-size-asian="12pt" style:font-size-complex="12pt"/>
    </style:style>
    <style:style style:name="T6" style:family="text">
      <style:text-properties fo:color="#0000cc"/>
    </style:style>
    <style:style style:name="T7" style:family="text">
      <style:text-properties fo:color="#0000cc" officeooo:rsid="002de277"/>
    </style:style>
    <style:style style:name="T8" style:family="text">
      <style:text-properties officeooo:rsid="0013c514"/>
    </style:style>
    <style:style style:name="T9" style:family="text">
      <style:text-properties officeooo:rsid="00142200"/>
    </style:style>
    <style:style style:name="T10" style:family="text">
      <style:text-properties officeooo:rsid="0017d9d6"/>
    </style:style>
    <style:style style:name="T11" style:family="text">
      <style:text-properties fo:font-weight="bold" style:font-weight-asian="bold" style:font-weight-complex="bold"/>
    </style:style>
    <style:style style:name="T12" style:family="text">
      <style:text-properties fo:font-weight="bold" officeooo:rsid="0011ce57" style:font-weight-asian="bold" style:font-weight-complex="bold"/>
    </style:style>
    <style:style style:name="T13" style:family="text">
      <style:text-properties officeooo:rsid="001a38b0"/>
    </style:style>
    <style:style style:name="T14" style:family="text">
      <style:text-properties fo:font-weight="normal" style:font-weight-asian="normal"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282f4c" style:font-size-asian="12pt" style:font-weight-asian="normal" style:font-size-complex="12pt" style:font-weight-complex="normal"/>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officeooo:rsid="0021969b"/>
    </style:style>
    <style:style style:name="T19" style:family="text">
      <style:text-properties officeooo:rsid="00282f4c"/>
    </style:style>
    <style:style style:name="T20" style:family="text">
      <style:text-properties officeooo:rsid="002842db"/>
    </style:style>
    <style:style style:name="T21" style:family="text">
      <style:text-properties fo:font-style="italic" style:font-style-asian="italic" style:font-style-complex="italic"/>
    </style:style>
    <style:style style:name="T22" style:family="text">
      <style:text-properties fo:font-style="italic" officeooo:rsid="00282f4c" style:font-style-asian="italic" style:font-style-complex="italic"/>
    </style:style>
    <style:style style:name="T23" style:family="text">
      <style:text-properties officeooo:rsid="003974d2"/>
    </style:style>
    <style:style style:name="T24" style:family="text">
      <style:text-properties fo:font-size="13pt" style:font-size-asian="13pt" style:font-size-complex="13pt"/>
    </style:style>
    <style:style style:name="T25" style:family="text">
      <style:text-properties fo:font-size="13pt" fo:font-weight="bold" style:font-size-asian="13pt" style:font-weight-asian="bold" style:font-size-complex="13pt" style:font-weight-complex="bold"/>
    </style:style>
    <style:style style:name="T26" style:family="text">
      <style:text-properties fo:color="#6666ff"/>
    </style:style>
    <style:style style:name="T27" style:family="text">
      <style:text-properties fo:color="#6666ff" officeooo:rsid="002de277"/>
    </style:style>
    <style:style style:name="T28" style:family="text">
      <style:text-properties fo:color="#3333ff"/>
    </style:style>
    <style:style style:name="T29" style:family="text">
      <style:text-properties fo:color="#0000ff"/>
    </style:style>
    <style:style style:name="T30" style:family="text">
      <style:text-properties fo:color="#0000ff" officeooo:rsid="002de277"/>
    </style:style>
    <style:style style:name="T31" style:family="text">
      <style:text-properties fo:color="#0000ff" style:text-underline-style="solid" style:text-underline-width="auto" style:text-underline-color="font-color" officeooo:rsid="002de277"/>
    </style:style>
    <style:style style:name="gr1" style:family="graphic">
      <style:graphic-properties svg:stroke-color="#ccff99" draw:fill="solid" draw:fill-color="#99cc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cc66" svg:stroke-opacity="45%" draw:fill="solid" draw:fill-color="#eeeeee" draw:opacity="16%" draw:textarea-horizontal-align="center" draw:textarea-vertical-align="middle" draw:shadow-opacity="16%"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hishek Kapoor</text:p>
      <text:p text:style-name="P31">Software Engineer</text:p>
      <text:p text:style-name="P17"/>
      <text:p text:style-name="P17"><text:span text:style-name="T11">M</text:span>. 9873057645<text:tab/><text:tab/><text:tab/><text:tab/><text:tab/></text:p>
      <text:p text:style-name="P18"><text:span text:style-name="T11">E-mail</text:span> : <text:a xlink:type="simple" xlink:href="mailto:abhishek.kapoor@outlook.com"><text:span text:style-name="T29">abhishek.kapoor@outlook.com</text:span></text:a><text:span text:style-name="T6"> </text:span><text:span text:style-name="T31">abhishek.kapoor@iic.ac.in</text:span></text:p>
      <text:p text:style-name="P18"><text:span text:style-name="T11">Blog </text:span>: <text:a xlink:type="simple" xlink:href="http://kapoorabhish.github.io/"><text:span text:style-name="T29">kapoorabhish.github.io</text:span></text:a></text:p>
      <text:p text:style-name="P19"><text:span text:style-name="T12">LinkedIn</text:span><text:span text:style-name="T1"> : </text:span><text:a xlink:type="simple" xlink:href="https://in.linkedin.com/in/abhishek-kapoor-4b7b9295"><text:span text:style-name="T5">https://in.linkedin.com/in/abhishek-kapoor-4b7b9295</text:span></text:a></text:p>
      <text:p text:style-name="P6"><text:span text:style-name="T11">Github </text:span>: <text:a xlink:type="simple" xlink:href="http://github.com/kapoorabhish"><text:span text:style-name="T29">github.com/kapoorabhish</text:span></text:a></text:p>
      <text:p text:style-name="P32"/>
      <text:p text:style-name="P13">[About Me]</text:p>
      <text:p text:style-name="P13"/>
      <text:p text:style-name="P6">Passionate, responsible and committed engineer, with a get-it-done, on-time spirit, and 2 years of experience in product development using Python and PHP. I spend a lot of time understanding the business approach and then implement those ideas in the best possible way through my coding skills. I can work well alone, but I'm at my best collaborating with others.</text:p>
      <text:p text:style-name="P6"/>
      <text:p text:style-name="P14">[Education]</text:p>
      <text:p text:style-name="P6"/>
      <text:p text:style-name="P36">Institute of Informatics and Communication</text:p>
      <text:p text:style-name="P6">University of Delhi</text:p>
      <text:p text:style-name="P6">JULY 2012 - JULY 2014</text:p>
      <text:p text:style-name="P6">M.Sc Informatics</text:p>
      <text:p text:style-name="P6">7.68 (CGPA)</text:p>
      <text:p text:style-name="P6"/>
      <text:p text:style-name="P36">Rajdhani College</text:p>
      <text:p text:style-name="P6">University of Delhi</text:p>
      <text:p text:style-name="P6">JULY 2009 - JULY 2012</text:p>
      <text:p text:style-name="P6">B.Sc. (H) Electronics</text:p>
      <text:p text:style-name="P6">Aggregate -67.6%</text:p>
      <text:p text:style-name="P6"/>
      <text:p text:style-name="P36">Rajkiya Pratibha Vikas Vidyalaya</text:p>
      <text:p text:style-name="P6">APR 2008 - MAY 2009</text:p>
      <text:p text:style-name="P6">CBSE- 76.6%</text:p>
      <text:p text:style-name="P6"/>
      <text:p text:style-name="P36">R. A. Geeta Co-Ed Sr. Sec. School</text:p>
      <text:p text:style-name="P6">APR 2006 - MAY 2007</text:p>
      <text:p text:style-name="P6">CBSE – 88.6%</text:p>
      <text:p text:style-name="P6"/>
      <text:p text:style-name="P6"/>
      <text:p text:style-name="P6"/>
      <text:p text:style-name="P6"/>
      <text:p text:style-name="P6"/>
      <text:p text:style-name="P7">Address: B-14, Sharma Bhavan, South</text:p>
      <text:p text:style-name="P7">Anarkali, Som Bazar, Krishna</text:p>
      <text:p text:style-name="P7">Nagar, Delhi-110051</text:p>
      <text:p text:style-name="P4"><text:s text:c="7"/><text:span text:style-name="T11">[Skills]</text:span></text:p>
      <text:p text:style-name="P5"><text:s text:c="7"/></text:p>
      <text:p text:style-name="P5"><draw:rect text:anchor-type="paragraph" draw:z-index="0" draw:style-name="gr1" draw:text-style-name="P46" svg:width="3.89cm" svg:height="0.214cm" svg:x="5.013cm" svg:y="0.153cm"><text:p/></draw:rect><draw:rect text:anchor-type="paragraph" draw:z-index="1" draw:style-name="gr2" draw:text-style-name="P47" svg:width="4.71cm" svg:height="0.214cm" svg:x="5.013cm" svg:y="0.153cm"><text:p/></draw:rect> <text:s text:c="6"/>PYTHON</text:p>
      <text:p text:style-name="P43"><text:s text:c="7"/></text:p>
      <text:p text:style-name="P43"><draw:rect text:anchor-type="paragraph" draw:z-index="25" draw:style-name="gr1" draw:text-style-name="P47" svg:width="3.705cm" svg:height="0.216cm" svg:x="5.013cm" svg:y="0.152cm"><text:p/></draw:rect><draw:rect text:anchor-type="paragraph" draw:z-index="20" draw:style-name="gr2" draw:text-style-name="P47" svg:width="4.71cm" svg:height="0.214cm" svg:x="5.013cm" svg:y="0.153cm"><text:p/></draw:rect><text:span text:style-name="T9"> <text:s text:c="6"/>MONGODB</text:span></text:p>
      <text:p text:style-name="P43"><text:s text:c="7"/></text:p>
      <text:p text:style-name="P43"><draw:rect text:anchor-type="paragraph" draw:z-index="27" draw:style-name="gr1" draw:text-style-name="P46" svg:width="3.626cm" svg:height="0.214cm" svg:x="5.013cm" svg:y="0.153cm"><text:p/></draw:rect><draw:rect text:anchor-type="paragraph" draw:z-index="6" draw:style-name="gr2" draw:text-style-name="P47" svg:width="4.71cm" svg:height="0.214cm" svg:x="5.013cm" svg:y="0.153cm"><text:p/></draw:rect><text:span text:style-name="T9"> <text:s text:c="6"/>E</text:span>LASTICSEARCH</text:p>
      <text:p text:style-name="P43"><text:s text:c="7"/></text:p>
      <text:p text:style-name="P43"><draw:rect text:anchor-type="paragraph" draw:z-index="12" draw:style-name="gr1" draw:text-style-name="P46" svg:width="3.573cm" svg:height="0.214cm" svg:x="5.013cm" svg:y="0.153cm"><text:p/></draw:rect><draw:rect text:anchor-type="paragraph" draw:z-index="4" draw:style-name="gr2" draw:text-style-name="P47" svg:width="4.71cm" svg:height="0.214cm" svg:x="5.013cm" svg:y="0.153cm"><text:p/></draw:rect><text:span text:style-name="T9"> <text:s text:c="6"/>MYSQL/POSTGRES</text:span></text:p>
      <text:p text:style-name="P43"><text:span text:style-name="T10"><text:s text:c="7"/></text:span></text:p>
      <text:p text:style-name="P43"><draw:rect text:anchor-type="paragraph" draw:z-index="26" draw:style-name="gr1" draw:text-style-name="P46" svg:width="3.44cm" svg:height="0.214cm" svg:x="5.013cm" svg:y="0.153cm"><text:p/></draw:rect><draw:rect text:anchor-type="paragraph" draw:z-index="5" draw:style-name="gr2" draw:text-style-name="P47" svg:width="4.71cm" svg:height="0.214cm" svg:x="5.013cm" svg:y="0.153cm"><text:p/></draw:rect><text:span text:style-name="T10"> <text:s text:c="6"/>REDIS</text:span></text:p>
      <text:p text:style-name="P43"/>
      <text:p text:style-name="P43"><draw:rect text:anchor-type="paragraph" draw:z-index="13" draw:style-name="gr1" draw:text-style-name="P46" svg:width="3.282cm" svg:height="0.214cm" svg:x="5.066cm" svg:y="0.25cm"><text:p/></draw:rect><draw:rect text:anchor-type="paragraph" draw:z-index="2" draw:style-name="gr2" draw:text-style-name="P47" svg:width="4.71cm" svg:height="0.214cm" svg:x="5.066cm" svg:y="0.25cm"><text:p/></draw:rect><text:span text:style-name="T10"> <text:s text:c="6"/>PHP</text:span><text:tab/></text:p>
      <text:p text:style-name="P1"><text:s text:c="7"/></text:p>
      <text:p text:style-name="P1"><draw:rect text:anchor-type="paragraph" draw:z-index="21" draw:style-name="gr1" draw:text-style-name="P46" svg:width="3.255cm" svg:height="0.214cm" svg:x="5.066cm" svg:y="0.25cm"><text:p/></draw:rect><draw:rect text:anchor-type="paragraph" draw:z-index="22" draw:style-name="gr2" draw:text-style-name="P47" svg:width="4.71cm" svg:height="0.214cm" svg:x="5.066cm" svg:y="0.25cm"><text:p/></draw:rect> <text:s text:c="6"/><text:span text:style-name="T10">SQL</text:span></text:p>
      <text:p text:style-name="P1"><text:s text:c="7"/></text:p>
      <text:p text:style-name="P1"><draw:rect text:anchor-type="paragraph" draw:z-index="3" draw:style-name="gr2" draw:text-style-name="P47" svg:width="4.71cm" svg:height="0.214cm" svg:x="5.013cm" svg:y="0.153cm"><text:p/></draw:rect><draw:rect text:anchor-type="paragraph" draw:z-index="9" draw:style-name="gr1" draw:text-style-name="P46" svg:width="3.255cm" svg:height="0.214cm" svg:x="5.013cm" svg:y="0.153cm"><text:p/></draw:rect> <text:s text:c="6"/>HTML</text:p>
      <text:p text:style-name="P44"><text:s text:c="7"/></text:p>
      <text:p text:style-name="P44"><draw:rect text:anchor-type="paragraph" draw:z-index="28" draw:style-name="gr1" draw:text-style-name="P46" svg:width="2.938cm" svg:height="0.214cm" svg:x="5.013cm" svg:y="0.153cm"><text:p/></draw:rect><draw:rect text:anchor-type="paragraph" draw:z-index="7" draw:style-name="gr2" draw:text-style-name="P47" svg:width="4.71cm" svg:height="0.214cm" svg:x="5.013cm" svg:y="0.153cm"><text:p/></draw:rect> <text:s text:c="6"/>APACHE SOLR</text:p>
      <text:p text:style-name="P37"><text:s text:c="7"/></text:p>
      <text:p text:style-name="P37"><draw:rect text:anchor-type="paragraph" draw:z-index="29" draw:style-name="gr1" draw:text-style-name="P47" svg:width="2.939cm" svg:height="0.216cm" svg:x="4.987cm" svg:y="0.046cm"><text:p/></draw:rect><draw:rect text:anchor-type="paragraph" draw:z-index="35" draw:style-name="gr2" draw:text-style-name="P47" svg:width="4.71cm" svg:height="0.214cm" svg:x="4.987cm" svg:y="0.046cm"><text:p/></draw:rect><text:span text:style-name="T8"> <text:s text:c="6"/>APACHE STORM</text:span></text:p>
      <text:p text:style-name="P37"><text:s text:c="7"/></text:p>
      <text:p text:style-name="P37"><draw:rect text:anchor-type="paragraph" draw:z-index="15" draw:style-name="gr2" draw:text-style-name="P47" svg:width="4.71cm" svg:height="0.214cm" svg:x="5.013cm" svg:y="0.153cm"><text:p/></draw:rect><draw:rect text:anchor-type="paragraph" draw:z-index="17" draw:style-name="gr1" draw:text-style-name="P46" svg:width="2.488cm" svg:height="0.214cm" svg:x="5.013cm" svg:y="0.153cm"><text:p/></draw:rect> <text:s text:c="6"/>C </text:p>
      <text:p text:style-name="P8"/>
      <text:p text:style-name="P8"><draw:rect text:anchor-type="paragraph" draw:z-index="16" draw:style-name="gr2" draw:text-style-name="P47" svg:width="4.71cm" svg:height="0.214cm" svg:x="5.013cm" svg:y="0.153cm"><text:p/></draw:rect><draw:rect text:anchor-type="paragraph" draw:z-index="18" draw:style-name="gr1" draw:text-style-name="P47" svg:width="2.49cm" svg:height="0.216cm" svg:x="5.013cm" svg:y="0.152cm"><text:p/></draw:rect> <text:s text:c="6"/><text:span text:style-name="T8">C++</text:span></text:p>
      <text:p text:style-name="P2"/>
      <text:p text:style-name="P2"><draw:rect text:anchor-type="paragraph" draw:z-index="14" draw:style-name="gr2" draw:text-style-name="P47" svg:width="4.71cm" svg:height="0.214cm" svg:x="5.013cm" svg:y="0.153cm"><text:p/></draw:rect><draw:rect text:anchor-type="paragraph" draw:z-index="19" draw:style-name="gr1" draw:text-style-name="P47" svg:width="2.49cm" svg:height="0.216cm" svg:x="5.013cm" svg:y="0.152cm"><text:p/></draw:rect> <text:s text:c="6"/>J<text:span text:style-name="T9">AVASCRIPT</text:span></text:p>
      <text:p text:style-name="P2"/>
      <text:p text:style-name="P2"><draw:rect text:anchor-type="paragraph" draw:z-index="10" draw:style-name="gr2" draw:text-style-name="P47" svg:width="4.71cm" svg:height="0.214cm" svg:x="5.013cm" svg:y="0.153cm"><text:p/></draw:rect><draw:rect text:anchor-type="paragraph" draw:z-index="23" draw:style-name="gr1" draw:text-style-name="P47" svg:width="2.25cm" svg:height="0.216cm" svg:x="5.013cm" svg:y="0.152cm"><text:p/></draw:rect> <text:s text:c="6"/>CSS</text:p>
      <text:p text:style-name="P2"/>
      <text:p text:style-name="P8"><draw:rect text:anchor-type="paragraph" draw:z-index="11" draw:style-name="gr2" draw:text-style-name="P47" svg:width="4.71cm" svg:height="0.214cm" svg:x="5.013cm" svg:y="0.153cm"><text:p/></draw:rect><draw:rect text:anchor-type="paragraph" draw:z-index="24" draw:style-name="gr1" draw:text-style-name="P47" svg:width="2.25cm" svg:height="0.216cm" svg:x="5.013cm" svg:y="0.152cm"><text:p/></draw:rect> <text:s text:c="6"/><text:span text:style-name="T8">CORE JAVA</text:span></text:p>
      <text:p text:style-name="P8"><text:s text:c="7"/></text:p>
      <text:p text:style-name="P9"><draw:rect text:anchor-type="paragraph" draw:z-index="33" draw:style-name="gr1" draw:text-style-name="P47" svg:width="2.25cm" svg:height="0.216cm" svg:x="5.013cm" svg:y="0.152cm"><text:p/></draw:rect><draw:rect text:anchor-type="paragraph" draw:z-index="34" draw:style-name="gr2" draw:text-style-name="P47" svg:width="4.71cm" svg:height="0.214cm" svg:x="5.013cm" svg:y="0.153cm"><text:p/></draw:rect> <text:s text:c="6"/><text:span text:style-name="T13">SHELL SCRIPT</text:span></text:p>
      <text:p text:style-name="P9"/>
      <text:p text:style-name="P9"><draw:rect text:anchor-type="paragraph" draw:z-index="30" draw:style-name="gr1" draw:text-style-name="P46" svg:width="2.117cm" svg:height="0.214cm" svg:x="5.013cm" svg:y="0.153cm"><text:p/></draw:rect><draw:rect text:anchor-type="paragraph" draw:z-index="8" draw:style-name="gr2" draw:text-style-name="P47" svg:width="4.71cm" svg:height="0.214cm" svg:x="5.013cm" svg:y="0.153cm"><text:p/></draw:rect> <text:s text:c="6"/><text:span text:style-name="T23">ETL <text:s text:c="6"/></text:span></text:p>
      <text:p text:style-name="P3"/>
      <text:p text:style-name="P10"><draw:rect text:anchor-type="paragraph" draw:z-index="32" draw:style-name="gr1" draw:text-style-name="P46" svg:width="1.377cm" svg:height="0.214cm" svg:x="5.013cm" svg:y="0.153cm"><text:p/></draw:rect><draw:rect text:anchor-type="paragraph" draw:z-index="31" draw:style-name="gr2" draw:text-style-name="P47" svg:width="4.71cm" svg:height="0.214cm" svg:x="5.013cm" svg:y="0.153cm"><text:p/></draw:rect> <text:s text:c="6"/>CASSANDRA DB<text:tab/></text:p>
      <text:p text:style-name="P4"/>
      <text:p text:style-name="P4"><text:span text:style-name="T9"><text:s text:c="7"/></text:span></text:p>
      <text:p text:style-name="P3"/>
      <text:p text:style-name="P3"/>
      <text:p text:style-name="P3"/>
      <text:p text:style-name="P3"><text:s text:c="7"/></text:p>
      <text:p text:style-name="P3"/>
      <text:p text:style-name="P4"><text:s text:c="7"/></text:p>
      <text:p text:style-name="P45"/>
      <text:p text:style-name="P45"><text:soft-page-break/><text:span text:style-name="T25">[Experience]</text:span></text:p>
      <text:p text:style-name="P16"/>
      <text:p text:style-name="P35">Intern</text:p>
      <text:p text:style-name="P30">National Informatics Centre(NIC) : <text:s/>May 2013 – July 2013</text:p>
      <text:p text:style-name="P15"/>
      <text:p text:style-name="P35">Analyst(IT)</text:p>
      <text:p text:style-name="P30">Smart Mandate : July 2014 - December 2014</text:p>
      <text:p text:style-name="P30"/>
      <text:p text:style-name="P35">Software Engineer</text:p>
      <text:p text:style-name="P16"><text:span text:style-name="T14">Juxt Smart Mandate</text:span> : <text:span text:style-name="T14">January 2015 – Present</text:span></text:p>
      <text:p text:style-name="P15"/>
      <text:p text:style-name="P34">[Projects]</text:p>
      <text:p text:style-name="P20"/>
      <text:p text:style-name="P38">Project-Exim-Guide</text:p>
      <text:p text:style-name="P20"><text:span text:style-name="T3">Developed under the aegis of NIC, Govt. of India, "</text:span><text:span text:style-name="T4">Exim Guide</text:span><text:span text:style-name="T3">" aims to serve as a single query window for people who are involved in Indian trade. The app provides important details like ITC &amp; IEC codes, Tariff Calculator ,Web Links and address of Trade Associations.</text:span></text:p>
      <text:p text:style-name="P39">I along with 2 members of my team created the web app end to end.</text:p>
      <text:p text:style-name="P39"/>
      <text:p text:style-name="P40">Lunchbox</text:p>
      <text:p text:style-name="P24"><text:span text:style-name="T21">Lunchbox</text:span> is a dashboard for people running restaurant(s), showcasing what people say about the restaurants on web. We processes the web content about restaurants and do NLP on it and extract the insights from it. The insights include <text:span text:style-name="T18">sentiments and topics of the content which are visualised on the dashboard.</text:span></text:p>
      <text:p text:style-name="P11"><text:span text:style-name="T16">URL - </text:span><text:a xlink:type="simple" xlink:href="http://lunchbox.subcortext.com/"><text:span text:style-name="T16">http://lunchbox.subcortext.com</text:span></text:a></text:p>
      <text:p text:style-name="P25">I along with 3 members of my team set up the entire pipeline for it.</text:p>
      <text:p text:style-name="P21"/>
      <text:p text:style-name="P33">Distributed Scraper</text:p>
      <text:p text:style-name="P26"><text:span text:style-name="T21">Distributed </text:span><text:span text:style-name="T22">S</text:span><text:span text:style-name="T21">craper</text:span> is a web scraper which works <text:span text:style-name="T19">in </text:span>distributed environment. One can add machines <text:span text:style-name="T19">on the fly in the environment and that will start scraping. This has been designed keeping in mind speed and avoiding the bans from websites.</text:span></text:p>
      <text:p text:style-name="P27">I designed and implemented it end to end.</text:p>
      <text:p text:style-name="P22"/>
      <text:p text:style-name="P33">Elasticsearch Cluster Creation</text:p>
      <text:p text:style-name="P29"><text:span text:style-name="T17">Elasticsearch Cluster Creation</text:span><text:span text:style-name="T15"> </text:span><text:span text:style-name="T16">creates cluster of elastic search with minimal effort. It has been designed <text:s text:c="2"/>keeping in mind the requirements of creating clusters of elasticsearch as per the requirement with no hardwork.</text:span></text:p>
      <text:p text:style-name="P41">I designed and implemented it end to end.</text:p>
      <text:p text:style-name="P23"/>
      <text:p text:style-name="P23">Elasticsearch Data Uploader</text:p>
      <text:p text:style-name="P23"/>
      <text:p text:style-name="P28"><text:span text:style-name="T21">Elasticsearch Data Uploader</text:span> <text:span text:style-name="T20">uploads the data to elasticsearch cluster with minimal effort. One needs to input the csv to it and it will upload the data to the cluster. The idea behind this is that anyone can easily upload big data easily and get the insights from it by visualising it on dashboard.</text:span></text:p>
      <text:p text:style-name="P42">I designed and implemented it end to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22:03:42.850407643</meta:creation-date>
    <dc:date>2016-05-29T23:13:32.792294392</dc:date>
    <meta:editing-duration>PT5H53M46S</meta:editing-duration>
    <meta:editing-cycles>31</meta:editing-cycles>
    <meta:generator>LibreOffice/4.2.8.2$Linux_X86_64 LibreOffice_project/420m0$Build-2</meta:generator>
    <meta:document-statistic meta:table-count="0" meta:image-count="0" meta:object-count="0" meta:page-count="2" meta:paragraph-count="86" meta:word-count="490" meta:character-count="3332" meta:non-whitespace-character-count="2662"/>
  </office:meta>
</office:document-meta>
</file>